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A00000406EC28488E654F54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706cm" fo:margin-left="0.653cm" table:align="left" style:writing-mode="lr-tb"/>
    </style:style>
    <style:style style:name="Tabela1.A" style:family="table-column">
      <style:table-column-properties style:column-width="2.404cm"/>
    </style:style>
    <style:style style:name="Tabela1.B" style:family="table-column">
      <style:table-column-properties style:column-width="15.302cm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0.25pt solid #000000"/>
    </style:style>
    <style:style style:name="P1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P2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 officeooo:paragraph-rsid="0035b07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officeooo:paragraph-rsid="0035b07b" style:font-name-asian="Calibri" style:font-name-complex="Calibri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font-size="14pt" fo:language="pt" fo:country="BR" fo:font-weight="bold" style:font-name-asian="Calibri" style:font-size-asian="14pt" style:font-weight-asian="bold" style:font-name-complex="Calibri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font-size="14pt" fo:language="pt" fo:country="BR" fo:font-weight="normal" officeooo:rsid="007b03c6" officeooo:paragraph-rsid="007b03c6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03c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8" style:family="paragraph" style:parent-style-name="Standard" style:list-style-name="L1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language="pt" fo:country="BR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Calibri" fo:font-size="12pt" fo:language="pt" fo:country="BR" fo:font-weight="normal" officeooo:rsid="007b03c6" officeooo:paragraph-rsid="007b03c6" style:font-name-asian="Calibri" style:font-size-asian="12pt" style:font-weight-asian="normal" style:font-name-complex="Calibri" style:font-size-complex="12pt" style:font-weight-complex="normal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Calibri" fo:font-size="12pt" fo:language="pt" fo:country="BR" fo:font-weight="normal" style:font-name-asian="Calibri" style:font-size-asian="12pt" style:font-weight-asian="normal" style:font-name-complex="Calibri" style:font-size-complex="12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 style:writing-mode="lr-tb"/>
      <style:text-properties style:font-name="Calibri" fo:font-size="12pt" fo:language="pt" fo:country="BR" fo:font-weight="bold" officeooo:rsid="007f4ecf" officeooo:paragraph-rsid="007f4ecf" style:font-name-asian="Calibri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Calibri" fo:language="pt" fo:country="BR" officeooo:rsid="003637e0" style:font-name-asian="Calibri" style:font-name-complex="Calibri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font-name="Calibri" fo:font-size="14pt" fo:language="pt" fo:country="BR" fo:font-weight="bold" style:font-name-asian="Calibri" style:font-size-asian="14pt" style:font-weight-asian="bold" style:font-name-complex="Calibri" style:font-size-complex="14pt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font-name="Calibri" fo:font-size="14pt" fo:language="pt" fo:country="BR" fo:font-weight="normal" officeooo:rsid="007b03c6" officeooo:paragraph-rsid="007b03c6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Standard" style:list-style-name="L2">
      <style:paragraph-properties fo:line-height="100%" style:writing-mode="lr-tb"/>
      <style:text-properties officeooo:paragraph-rsid="0090d8b3"/>
    </style:style>
    <style:style style:name="P17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03c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8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cec4e" officeooo:paragraph-rsid="007cec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1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cec4e" officeooo:paragraph-rsid="007cec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2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bd129" officeooo:paragraph-rsid="007bd12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3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7cec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4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8d043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90d8b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center" style:justify-single-word="false" style:writing-mode="lr-tb"/>
      <style:text-properties fo:language="pt" fo:country="BR" officeooo:paragraph-rsid="0035b07b"/>
    </style:style>
    <style:style style:name="P27" style:family="paragraph" style:parent-style-name="Standard" style:list-style-name="L2">
      <style:paragraph-properties fo:line-height="100%" style:writing-mode="lr-tb"/>
      <style:text-properties officeooo:rsid="00922bf9" officeooo:paragraph-rsid="00922bf9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cm" fo:margin-bottom="1.19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ae98c" officeooo:paragraph-rsid="007ae98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850b30" officeooo:paragraph-rsid="00850b30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pt" fo:country="BR" fo:font-style="normal" style:text-underline-style="none" fo:font-weight="normal" officeooo:rsid="00850b30" officeooo:paragraph-rsid="00850b3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tyle="italic" style:font-name-asian="Calibri" style:font-style-asian="italic" style:font-name-complex="Calibri" style:font-style-complex="italic"/>
    </style:style>
    <style:style style:name="T3" style:family="text">
      <style:text-properties officeooo:rsid="007aa5c5"/>
    </style:style>
    <style:style style:name="T4" style:family="text">
      <style:text-properties officeooo:rsid="0081b8fb"/>
    </style:style>
    <style:style style:name="T5" style:family="text">
      <style:text-properties officeooo:rsid="00872527"/>
    </style:style>
    <style:style style:name="T6" style:family="text">
      <style:text-properties officeooo:rsid="008788f3"/>
    </style:style>
    <style:style style:name="T7" style:family="text">
      <style:text-properties officeooo:rsid="0088cf4a"/>
    </style:style>
    <style:style style:name="T8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8ea17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8c102d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8d043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2" style:family="text">
      <style:text-properties officeooo:rsid="009182c7"/>
    </style:style>
    <style:style style:name="fr1" style:family="graphic" style:parent-style-name="Graphics">
      <style:graphic-properties fo:margin-left="0.318cm" fo:margin-right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14"><text:span text:style-name="T3">Proposta de Projeto Integrador</text:span> – 201<text:span text:style-name="T3">7</text:span>/<text:span text:style-name="T3">1</text:span></text:p>
      <text:p text:style-name="P6"/>
      <text:p text:style-name="P15"/>
      <text:p text:style-name="P10"/>
      <text:list xml:id="list767566553" text:style-name="L1">
        <text:list-item>
          <text:p text:style-name="P12">Identificação</text:p>
        </text:list-item>
      </text:list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Aluno</text:p>
          </table:table-cell>
          <table:table-cell table:style-name="Tabela1.A1" office:value-type="string">
            <text:p text:style-name="P33">Cristian Edson Meneghetti</text:p>
          </table:table-cell>
        </table:table-row>
        <table:table-row>
          <table:table-cell table:style-name="Tabela1.A1" office:value-type="string">
            <text:p text:style-name="P31">Matrícula</text:p>
          </table:table-cell>
          <table:table-cell table:style-name="Tabela1.A1" office:value-type="string">
            <text:p text:style-name="P33">0223174</text:p>
          </table:table-cell>
        </table:table-row>
        <table:table-row>
          <table:table-cell table:style-name="Tabela1.A3" office:value-type="string">
            <text:p text:style-name="P31">E-mail</text:p>
          </table:table-cell>
          <table:table-cell table:style-name="Tabela1.A3" office:value-type="string">
            <text:p text:style-name="P32">cristianedsonm@gmail.com</text:p>
          </table:table-cell>
        </table:table-row>
      </table:table>
      <text:p text:style-name="P7"/>
      <text:p text:style-name="P17"/>
      <text:list xml:id="list112134705105852" text:continue-numbering="true" text:style-name="L1">
        <text:list-item>
          <text:p text:style-name="P8">Título do <text:span text:style-name="T4">p</text:span>rojeto</text:p>
        </text:list-item>
      </text:list>
      <text:p text:style-name="P22"><text:tab/><text:span text:style-name="T5">GCPPV – Gerenciador de Compra de Pacotes e Passagens de Viagem</text:span></text:p>
      <text:p text:style-name="P18"/>
      <text:list xml:id="list112134416524501" text:continue-numbering="true" text:style-name="L1">
        <text:list-item>
          <text:p text:style-name="P19">Descrição de escopo do software</text:p>
        </text:list-item>
      </text:list>
      <text:p text:style-name="P22"><text:tab/><text:span text:style-name="T6">O sistema possuirá uma área restrita para o gerenciamento de pacotes de viagem disponíveis ao cliente, estes deverão ter um controle do número de passageiros, os passageiros por sua vez terão acesso a uma loja de pacotes efetuando a compra do produto causará a reserva da vaga para a viagem.</text:span></text:p>
      <text:p text:style-name="P18"/>
      <text:list xml:id="list112134374569606" text:continue-numbering="true" text:style-name="L1">
        <text:list-item>
          <text:p text:style-name="P20">Listagem de requisitos</text:p>
        </text:list-item>
      </text:list>
      <text:list xml:id="list1400083344" text:style-name="L2">
        <text:list-item>
          <text:p text:style-name="P16"><text:span text:style-name="T9">Dividir entre dois perfis de usuários o sistema.</text:span></text:p>
        </text:list-item>
        <text:list-item>
          <text:p text:style-name="P25"><text:span text:style-name="T12">Gerenciar pacotes de viagens com seus diferentes horários e paradas.</text:span></text:p>
        </text:list-item>
        <text:list-item>
          <text:p text:style-name="P16"><text:span text:style-name="T10">Possibilitar para os clientes a compra de pacotes.</text:span></text:p>
        </text:list-item>
        <text:list-item>
          <text:p text:style-name="P16"><text:span text:style-name="T11">Controlar o número de passageiros relacionados a um pacote.</text:span></text:p>
        </text:list-item>
        <text:list-item>
          <text:p text:style-name="P16"><text:span text:style-name="T11">Relacionar pacotes e passagens que são ofertadas interdependentemente.</text:span></text:p>
        </text:list-item>
        <text:list-item>
          <text:p text:style-name="P27"><text:span text:style-name="T11">L</text:span><text:span text:style-name="T8">istar os utilizadores referentes a um determinado dia e turno.</text:span></text:p>
        </text:list-item>
      </text:list>
      <text:p text:style-name="P24"><text:tab/></text:p>
      <text:p text:style-name="P21"/>
      <text:list xml:id="list112134385527018" text:continue-list="list112134374569606" text:style-name="L1">
        <text:list-item>
          <text:p text:style-name="P20">Tecnologias utilizadas</text:p>
        </text:list-item>
      </text:list>
      <text:p text:style-name="P23"><text:tab/><text:span text:style-name="T7">Referente as tecnologias utilizadas o ambiente web baseado em JVM neste caso as linguagens Java e Kotlin, para a manutenção dos dados o banco de dados PostgreSQL seria utilizado por meio de JPA para a integração do modelo baseado em objetos para o modelo relacional. Para o desenvolvimento do sistema seria utilizado a IDE IntelliJ IDEA e o framework vRaptor.</text:span></text:p>
      <text:p text:style-name="P23"/>
      <text:list xml:id="list112133726479898" text:continue-numbering="true" text:style-name="L1">
        <text:list-item>
          <text:p text:style-name="P20">Cronograma de execu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M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style:font-name-asian="Calibri" style:font-name-complex="Calibri"/>
    </style:style>
    <style:style style:name="M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fo:line-height="100%" fo:text-align="center" style:justify-single-word="false" style:writing-mode="lr-tb"/>
      <style:text-properties style:font-name="Calibri" fo:language="pt" fo:country="BR" officeooo:rsid="003637e0" style:font-name-asian="Calibri" style:font-name-complex="Calibri"/>
    </style:style>
    <style:style style:name="MP5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MP6" style:family="paragraph" style:parent-style-name="Standard">
      <style:paragraph-properties fo:margin-top="0cm" fo:margin-bottom="1.19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MP7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 officeooo:paragraph-rsid="0035b07b"/>
    </style:style>
    <style:style style:name="MP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officeooo:paragraph-rsid="0035b07b" style:font-name-asian="Calibri" style:font-name-complex="Calibri"/>
    </style:style>
    <style:style style:name="MP9" style:family="paragraph" style:parent-style-name="Standard">
      <style:paragraph-properties fo:line-height="100%" fo:text-align="center" style:justify-single-word="false" style:writing-mode="lr-tb"/>
      <style:text-properties fo:language="pt" fo:country="BR" officeooo:paragraph-rsid="0035b07b"/>
    </style:style>
    <style:style style:name="MT1" style:family="text">
      <style:text-properties style:font-name="Calibri" style:font-name-asian="Calibri" style:font-name-complex="Calibri"/>
    </style:style>
    <style:style style:name="MT2" style:family="text">
      <style:text-properties style:font-name="Calibri" fo:font-style="italic" style:font-name-asian="Calibri" style:font-style-asian="italic" style:font-name-complex="Calibri" style:font-style-complex="italic"/>
    </style:style>
    <style:style style:name="Mfr1" style:family="graphic" style:parent-style-name="Graphics">
      <style:graphic-properties fo:margin-left="0.318cm" fo:margin-right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landscape" fo:margin-top="1.249cm" fo:margin-bottom="1.249cm" fo:margin-left="1cm" fo:margin-right="1cm" fo:border="none" fo:padding="0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2.066cm" svg:height="2.194cm" draw:z-index="0"><draw:image xlink:href="Pictures/10000201000003CA00000406EC28488E654F5467.png" xlink:type="simple" xlink:show="embed" xlink:actuate="onLoad" loext:mime-type="image/png"/></draw:frame></text:p>
        <text:p text:style-name="MP2">Ministério da Educação</text:p>
        <text:p text:style-name="MP2">Secretaria de Educação Profissional e Tecnológica</text:p>
        <text:p text:style-name="MP3"><text:span text:style-name="MT1">Instituto Federal de Educação, Ciência e Tecnologia do Rio Grande do Sul - </text:span><text:span text:style-name="MT2">Campus</text:span><text:span text:style-name="MT1"> Sertão</text:span></text:p>
        <text:p text:style-name="MP4"/>
      </style:header>
      <style:footer>
        <text:p text:style-name="MP5"><text:page-number text:select-page="current">1</text:page-number></text:p>
        <text:p text:style-name="MP6"/>
      </style:footer>
    </style:master-page>
    <style:master-page style:name="Landscape" style:page-layout-name="Mpm2"/>
    <style:master-page style:name="Index" style:page-layout-name="Mpm3"/>
    <style:master-page style:name="NovoEstiloPaisagem" style:page-layout-name="Mpm4">
      <style:header>
        <text:p text:style-name="MP7"><draw:frame draw:style-name="Mfr1" draw:name="Figura2" text:anchor-type="as-char" svg:width="2.066cm" svg:height="2.194cm" draw:z-index="0"><draw:image xlink:href="Pictures/10000201000003CA00000406EC28488E654F5467.png" xlink:type="simple" xlink:show="embed" xlink:actuate="onLoad" loext:mime-type="image/png"/></draw:frame></text:p>
        <text:p text:style-name="MP8">Ministério da Educação</text:p>
        <text:p text:style-name="MP8">Secretaria de Educação Profissional e Tecnológica</text:p>
        <text:p text:style-name="MP9"><text:span text:style-name="MT1">Instituto Federal de Educação, Ciência e Tecnologia do Rio Grande do Sul - </text:span><text:span text:style-name="MT2">Campus</text:span><text:span text:style-name="MT1"> Sert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>Modelo de proposta de Projeto Integrador</dc:title>
    <meta:editing-cycles>21</meta:editing-cycles>
    <meta:editing-duration>PT58M54S</meta:editing-duration>
    <meta:creation-date>2017-02-14T17:19:53.397782145</meta:creation-date>
    <meta:keyword>Desenvolvimento; ADS</meta:keyword>
    <dc:date>2018-02-23T11:20:22.290497339</dc:date>
    <meta:document-statistic meta:table-count="1" meta:image-count="2" meta:object-count="0" meta:page-count="1" meta:paragraph-count="32" meta:word-count="264" meta:character-count="1653" meta:non-whitespace-character-count="1424"/>
  </office:meta>
</office:document-meta>
</file>